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f9e51" officeooo:paragraph-rsid="000f9e51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0effe" style:font-style-asian="normal" style:font-weight-asian="bold" style:font-style-complex="normal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0effe"/>
    </style:style>
    <style:style style:name="T5" style:family="text">
      <style:text-properties style:text-underline-style="solid" style:text-underline-width="auto" style:text-underline-color="font-color" fo:font-weight="bold" officeooo:rsid="0010effe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normal" officeooo:rsid="0010effe" style:font-weight-asian="normal" style:font-weight-complex="normal"/>
    </style:style>
    <style:style style:name="T7" style:family="text">
      <style:text-properties officeooo:rsid="0010effe"/>
    </style:style>
    <style:style style:name="T8" style:family="text">
      <style:text-properties style:text-underline-style="none" fo:font-weight="normal" officeooo:rsid="0010eff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<text:span text:style-name="T7">ello World!</text:span></text:h>
      <text:p text:style-name="P1"><text:span text:style-name="T4">This</text:span><text:span text:style-name="T8"> is a</text:span> <text:span text:style-name="T1">T</text:span><text:span text:style-name="T2">e</text:span><text:span text:style-name="T1">st</text:span>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2:43:19.895660504</meta:creation-date>
    <dc:date>2024-10-07T20:15:57.983824332</dc:date>
    <meta:editing-duration>PT1M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6" meta:character-count="27" meta:non-whitespace-character-count="23"/>
  </office:meta>
</office:document-meta>
</file>